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C000002BC71F557B75A8BE6E2.png" manifest:media-type="image/png"/>
  <manifest:file-entry manifest:full-path="Pictures/100002010000033B00000334DFFA28AC499E384E.png" manifest:media-type="image/png"/>
  <manifest:file-entry manifest:full-path="Pictures/1000020100000318000001CB25FBEF84ED11D797.png" manifest:media-type="image/png"/>
  <manifest:file-entry manifest:full-path="Pictures/10000201000000950000007099AC7DAD7EA8313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Noto Sans Symbols1" svg:font-family="'Noto Sans Symbols'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-0.0813in" fo:margin-top="0in" fo:margin-bottom="0in" table:align="left" style:writing-mode="lr-tb"/>
    </style:style>
    <style:style style:name="Table1.A" style:family="table-column">
      <style:table-column-properties style:column-width="4.9208in"/>
    </style:style>
    <style:style style:name="Table1.B" style:family="table-column">
      <style:table-column-properties style:column-width="2.3493in"/>
    </style:style>
    <style:style style:name="Table1.1" style:family="table-row">
      <style:table-row-properties style:min-row-height="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 style:master-page-name="Standard">
      <style:paragraph-properties fo:margin-left="0in" fo:margin-right="0.2083in" fo:margin-top="0.0835in" fo:margin-bottom="0in" loext:contextual-spacing="false" fo:line-height="100%" fo:text-indent="0.1252in" style:auto-text-indent="false" style:page-number="1" fo:padding="0in" fo:border="none"/>
      <style:text-properties fo:font-size="6pt" style:font-size-asian="6pt" style:font-size-complex="6pt"/>
    </style:style>
    <style:style style:name="P2" style:family="paragraph" style:parent-style-name="Standard">
      <style:paragraph-properties fo:margin-top="0.0835in" fo:margin-bottom="0in" loext:contextual-spacing="false" fo:line-height="100%" fo:keep-with-next="always"/>
    </style:style>
    <style:style style:name="P3" style:family="paragraph" style:parent-style-name="Standard">
      <style:paragraph-properties fo:margin-top="0.0835in" fo:margin-bottom="0in" loext:contextual-spacing="false" fo:line-height="100%" fo:padding="0in" fo:border="none"/>
    </style:style>
    <style:style style:name="P4" style:family="paragraph" style:parent-style-name="Standard">
      <style:paragraph-properties fo:margin-top="0in" fo:margin-bottom="0in" loext:contextual-spacing="false" fo:line-height="100%" fo:keep-with-next="always"/>
    </style:style>
    <style:style style:name="P5" style:family="paragraph" style:parent-style-name="Standard">
      <style:paragraph-properties fo:margin-top="0in" fo:margin-bottom="0in" loext:contextual-spacing="false" fo:line-height="100%" fo:keep-with-next="always"/>
      <style:text-properties fo:color="#000000"/>
    </style:style>
    <style:style style:name="P6" style:family="paragraph" style:parent-style-name="Standard">
      <style:paragraph-properties fo:margin-top="0in" fo:margin-bottom="0in" loext:contextual-spacing="false" fo:line-height="100%" fo:keep-with-next="always"/>
      <style:text-properties fo:color="#000000" style:font-name="Open Sans" fo:font-weight="bold" style:font-name-asian="Open Sans1" style:font-weight-asian="bold" style:font-name-complex="Open Sans1"/>
    </style:style>
    <style:style style:name="P7" style:family="paragraph" style:parent-style-name="Standard">
      <style:paragraph-properties fo:margin-top="0in" fo:margin-bottom="0in" loext:contextual-spacing="false" fo:line-height="100%" fo:keep-with-next="always"/>
      <style:text-properties fo:color="#000000" style:font-name="Open Sans" style:font-name-asian="Open Sans1" style:font-name-complex="Open Sans1"/>
    </style:style>
    <style:style style:name="P8" style:family="paragraph" style:parent-style-name="Standard">
      <style:paragraph-properties fo:margin-top="0in" fo:margin-bottom="0in" loext:contextual-spacing="false" fo:line-height="100%" fo:keep-with-next="always"/>
      <style:text-properties fo:color="#000000"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10" style:family="paragraph" style:parent-style-name="Standard">
      <style:paragraph-properties fo:margin-top="0in" fo:margin-bottom="0in" loext:contextual-spacing="false" fo:line-height="150%"/>
    </style:style>
    <style:style style:name="P11" style:family="paragraph" style:parent-style-name="Standard" style:list-style-name="WWNum1">
      <style:paragraph-properties fo:margin-left="0.5in" fo:margin-right="0.2083in" fo:margin-top="0.0835in" fo:margin-bottom="0in" loext:contextual-spacing="true" fo:line-height="100%" fo:text-indent="-0.25in" style:auto-text-indent="false" fo:keep-with-next="always"/>
    </style:style>
    <style:style style:name="P12" style:family="paragraph" style:parent-style-name="Standard" style:list-style-name="WWNum1">
      <style:paragraph-properties fo:margin-left="0.5in" fo:margin-right="0.2083in" fo:margin-top="0in" fo:margin-bottom="0in" loext:contextual-spacing="true" fo:line-height="100%" fo:text-indent="-0.25in" style:auto-text-indent="false" fo:keep-with-next="always"/>
    </style:style>
    <style:style style:name="P13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</style:style>
    <style:style style:name="P14" style:family="paragraph" style:parent-style-name="Standard">
      <style:paragraph-properties fo:margin-left="0in" fo:margin-right="0.2083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left="0.1252in" fo:margin-right="0.2083in" fo:margin-top="0in" fo:margin-bottom="0in" loext:contextual-spacing="false" fo:line-height="100%" fo:text-indent="0in" style:auto-text-indent="false"/>
    </style:style>
    <style:style style:name="P16" style:family="paragraph" style:parent-style-name="Heading_20_1">
      <style:paragraph-properties fo:margin-top="0.0835in" fo:margin-bottom="0in" loext:contextual-spacing="false" fo:line-height="100%"/>
    </style:style>
    <style:style style:name="P17" style:family="paragraph" style:parent-style-name="Heading_20_1">
      <style:paragraph-properties fo:margin-top="0.0835in" fo:margin-bottom="0in" loext:contextual-spacing="false" fo:line-height="100%" fo:padding="0in" fo:border="none"/>
    </style:style>
    <style:style style:name="P18" style:family="paragraph" style:parent-style-name="Heading_20_1">
      <style:paragraph-properties fo:margin-top="0in" fo:margin-bottom="0in" loext:contextual-spacing="false" fo:line-height="150%" fo:padding="0in" fo:border="none"/>
    </style:style>
    <style:style style:name="P19" style:family="paragraph" style:parent-style-name="Heading_20_1">
      <style:paragraph-properties fo:margin-top="0in" fo:margin-bottom="0in" loext:contextual-spacing="false" fo:line-height="100%" fo:padding="0in" fo:border="none"/>
    </style:style>
    <style:style style:name="P20" style:family="paragraph" style:parent-style-name="Heading_20_1">
      <style:paragraph-properties fo:margin-left="0in" fo:margin-right="0.2083in" fo:margin-top="0in" fo:margin-bottom="0in" loext:contextual-spacing="false" fo:line-height="100%" fo:text-indent="0in" style:auto-text-indent="false" fo:padding="0in" fo:border="none"/>
    </style:style>
    <style:style style:name="P21" style:family="paragraph" style:parent-style-name="Heading_20_2">
      <style:paragraph-properties fo:margin-top="0in" fo:margin-bottom="0in" loext:contextual-spacing="false" fo:line-height="100%"/>
    </style:style>
    <style:style style:name="P22" style:family="paragraph" style:parent-style-name="Heading_20_2">
      <style:paragraph-properties fo:margin-left="0in" fo:margin-right="0.2083in" fo:margin-top="0in" fo:margin-bottom="0in" loext:contextual-spacing="false" fo:line-height="100%" fo:text-indent="0in" style:auto-text-indent="false" fo:keep-with-next="always"/>
    </style:style>
    <style:style style:name="P23" style:family="paragraph" style:parent-style-name="Heading_20_2">
      <style:paragraph-properties fo:margin-left="0in" fo:margin-right="0.2083in" fo:margin-top="0.0835in" fo:margin-bottom="0in" loext:contextual-spacing="false" fo:text-indent="0in" style:auto-text-indent="false"/>
    </style:style>
    <style:style style:name="P24" style:family="paragraph" style:parent-style-name="Heading_20_3">
      <style:paragraph-properties fo:margin-top="0.0835in" fo:margin-bottom="0in" loext:contextual-spacing="false" fo:orphans="2" fo:widows="2"/>
    </style:style>
    <style:style style:name="P25" style:family="paragraph" style:parent-style-name="Heading_20_3">
      <style:paragraph-properties fo:margin-left="0in" fo:margin-right="0.2083in" fo:margin-top="0.0835in" fo:margin-bottom="0in" loext:contextual-spacing="false" fo:line-height="100%" fo:orphans="2" fo:widows="2" fo:text-indent="0in" style:auto-text-indent="false"/>
    </style:style>
    <style:style style:name="P26" style:family="paragraph" style:parent-style-name="Title">
      <style:paragraph-properties fo:margin-top="0.0835in" fo:margin-bottom="0in" loext:contextual-spacing="false" fo:line-height="100%" fo:padding="0in" fo:border="none"/>
    </style:style>
    <style:style style:name="T1" style:family="text">
      <style:text-properties fo:color="#000000" style:font-name="Open Sans" fo:font-weight="bold" style:font-name-asian="Open Sans1" style:font-weight-asian="bold" style:font-name-complex="Open Sans1"/>
    </style:style>
    <style:style style:name="T2" style:family="text">
      <style:text-properties fo:color="#000000" style:font-name="Open Sans" style:font-name-asian="Open Sans1" style:font-name-complex="Open Sans1"/>
    </style:style>
    <style:style style:name="T3" style:family="text">
      <style:text-properties fo:color="#000000"/>
    </style:style>
    <style:style style:name="T4" style:family="text">
      <style:text-properties fo:color="#000000" style:font-name="Merriweather" fo:font-size="9pt" style:font-name-asian="Merriweather1" style:font-size-asian="9pt" style:font-name-complex="Merriweather1" style:font-size-complex="9pt"/>
    </style:style>
    <style:style style:name="T5" style:family="text">
      <style:text-properties fo:color="#000000" fo:font-size="10pt" fo:font-weight="bold" style:font-size-asian="10pt" style:font-weight-asian="bold" style:font-size-complex="10pt"/>
    </style:style>
    <style:style style:name="T6" style:family="text">
      <style:text-properties fo:color="#1155cc" style:font-name="Open Sans" style:text-underline-style="solid" style:text-underline-width="auto" style:text-underline-color="font-color" style:font-name-asian="Open Sans1" style:font-name-complex="Open Sans1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T10" style:family="text">
      <style:text-properties style:font-name="Open Sans" style:font-name-asian="Open Sans1" style:font-name-complex="Open Sans1"/>
    </style:style>
    <style:style style:name="T11" style:family="text">
      <style:text-properties style:font-name="Open Sans" fo:font-size="10pt" style:font-name-asian="Open Sans1" style:font-size-asian="10pt" style:font-name-complex="Open Sans1" style:font-size-complex="10pt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fo:font-weight="normal" style:font-style-asian="italic" style:font-weight-asian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color="#666666" style:font-name="Merriweather" fo:font-size="8pt" fo:font-weight="normal" style:font-name-asian="Merriweather1" style:font-size-asian="8pt" style:font-weight-asian="normal" style:font-name-complex="Merriweather1" style:font-size-complex="8pt"/>
    </style:style>
    <style:style style:name="T16" style:family="text">
      <style:text-properties fo:color="#666666" fo:font-size="8pt" fo:font-weight="normal" style:font-size-asian="8pt" style:font-weight-asian="normal" style:font-size-complex="8pt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normal" style:font-weight-asian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style:text-position="super 58%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<text:bookmark text:name="_x8fm1uorkbaw"/>Manu Hegde</text:p>
          </table:table-cell>
          <table:table-cell table:style-name="Table1.A1" office:value-type="string">
            <text:p text:style-name="P4"><text:span text:style-name="T1">(+91) 96329 64962</text:span></text:p>
            <text:p text:style-name="P4"><text:a xlink:type="simple" xlink:href="mailto:me@manuhegde.in" text:style-name="ListLabel_20_10" text:visited-style-name="ListLabel_20_10"><text:span text:style-name="T1">me@manuhegde.in</text:span></text:a></text:p>
            <text:p text:style-name="P4"><text:a xlink:type="simple" xlink:href="https://github.com/manuhg" text:style-name="ListLabel_20_11" text:visited-style-name="ListLabel_20_11"><text:span text:style-name="T6">github.com/manuhg</text:span></text:a></text:p>
            <text:p text:style-name="P4"><text:a xlink:type="simple" xlink:href="http://www.linkedin.com/in/manu-hegde" text:style-name="ListLabel_20_11" text:visited-style-name="ListLabel_20_11"><text:span text:style-name="T6">linkedin.com/in/manu-hegde</text:span></text:a></text:p>
            <text:p text:style-name="P9"><text:a xlink:type="simple" xlink:href="https://manuhegde.in/" text:style-name="ListLabel_20_11" text:visited-style-name="ListLabel_20_11"><text:span text:style-name="T6">manuhegde.in</text:span></text:a></text:p>
            <text:p text:style-name="P9"><text:span text:style-name="T2">Bengaluru, India</text:span></text:p>
          </table:table-cell>
        </table:table-row>
        <table:table-row table:style-name="Table1.2">
          <table:table-cell table:style-name="Table1.A1" office:value-type="string">
            <text:p text:style-name="P18"><text:bookmark text:name="_sw5gw55w11tz"/><draw:frame draw:style-name="fr1" draw:name="image1.png" text:anchor-type="as-char" svg:width="0.1984in" svg:height="0.1528in" draw:z-index="0"><draw:image xlink:href="Pictures/10000201000000950000007099AC7DAD7EA83131.png" xlink:type="simple" xlink:show="embed" xlink:actuate="onLoad" loext:mime-type="image/png"/></draw:frame><text:s/>PROJECTS</text:p>
            <text:p text:style-name="P21"><text:bookmark text:name="_5j6e8z8yqpzy"/>Deep Learning using Keras on Tensorflow</text:p>
            <text:p text:style-name="P4"><text:span text:style-name="T10"><text:s text:c="4"/>November <text:s/>2018</text:span></text:p>
            <text:p text:style-name="P4"><text:span text:style-name="T3"><text:s text:c="4"/>Built models yielding over 99.27 <text:s/>validation accuracy in less than</text:span></text:p>
            <text:p text:style-name="P4"><text:span text:style-name="T3"><text:s text:c="7"/>20,000 parameters in 20 epochs.</text:span></text:p>
            <text:p text:style-name="P4"><text:span text:style-name="T3"><text:s text:c="4"/>Built DenseNet models implementing <text:s/></text:span><text:a xlink:type="simple" xlink:href="https://arxiv.org/pdf/1608.06993.pdf" text:style-name="ListLabel_20_12" text:visited-style-name="ListLabel_20_12"><text:span text:style-name="T7">DenseNet</text:span></text:a><text:span text:style-name="T3">.</text:span></text:p>
            <text:p text:style-name="P4"><text:span text:style-name="T3"><text:s text:c="6"/>92% validation accuracy on CIFAR-10, 60 epochs, 927k parameters.</text:span></text:p>
            <text:p text:style-name="P21"><text:bookmark text:name="_b3rtiuf8m6j5"/></text:p>
            <text:p text:style-name="P21"><text:bookmark text:name="_wsx52ercufou"/>File sorting using unsupervised machine learning</text:p>
            <text:p text:style-name="P4"><text:span text:style-name="T10"><text:s text:c="4"/>April 2018</text:span></text:p>
            <text:p text:style-name="P4"><text:span text:style-name="T10"><text:s text:c="4"/></text:span><text:a xlink:type="simple" xlink:href="https://github.com/manuhg/fsort" text:style-name="ListLabel_20_11" text:visited-style-name="ListLabel_20_11"><text:span text:style-name="T6">github.com/manuhg/fsort</text:span></text:a><text:span text:style-name="T10"> -implementation with ui in QT5 C++</text:span></text:p>
            <text:p text:style-name="P4"><text:s text:c="4"/><text:a xlink:type="simple" xlink:href="https://github.com/manuhg/libfsort" text:style-name="ListLabel_20_11" text:visited-style-name="ListLabel_20_11"><text:span text:style-name="T6">github.com/manuhg/libfsort</text:span></text:a><text:span text:style-name="T10"> - backend library with Caffe 1.0 C++</text:span></text:p>
            <text:p text:style-name="P4"><text:span text:style-name="T10"><text:s text:c="2"/></text:span></text:p>
            <text:p text:style-name="P4"><text:span text:style-name="T3"><text:s text:c="4"/>Linux Desktop Application to segregate Image files based on its</text:span></text:p>
            <text:p text:style-name="P4"><text:span text:style-name="T3"><text:s text:c="4"/>content/colour distribution etc. using T-SNE</text:span></text:p>
            <text:p text:style-name="P5"/>
            <text:p text:style-name="P21"><text:bookmark text:name="_nxtpbhni81te"/>Radiant Data Systems<text:span text:style-name="T12"> </text:span></text:p>
            <text:p text:style-name="P24"><text:bookmark text:name="_3dy6vkm"/><text:s text:c="4"/><text:span text:style-name="T14">March 2017 - <text:s/>June 2017</text:span></text:p>
            <text:list xml:id="list2900729468" text:style-name="WWNum1">
              <text:list-item>
                <text:p text:style-name="P11"><text:span text:style-name="T3">Embedded development on ATmega1280</text:span></text:p>
              </text:list-item>
              <text:list-item>
                <text:p text:style-name="P12"><text:span text:style-name="T3">Desktop development with Microsoft Visual C++ with .NET.</text:span></text:p>
              </text:list-item>
            </text:list>
            <text:p text:style-name="P5"/>
            <text:p text:style-name="P4"><text:span text:style-name="T3"><text:s text:c="4"/>Windows Desktop Application and its firmware counterpart for a</text:span></text:p>
            <text:p text:style-name="P4"><text:span text:style-name="T3"><text:s text:c="4"/>custom <text:s/>device to display information, for BPCL</text:span></text:p>
            <text:p text:style-name="P4"><text:span text:style-name="T3"><text:s text:c="4"/>Firmware written in C and Desktop Application in Visual C++</text:span></text:p>
            <text:p text:style-name="P5"/>
            <text:p text:style-name="P22"><text:bookmark text:name="_l2dbke4du1w3"/><text:span text:style-name="T17">X86 Kernel Development</text:span></text:p>
            <text:p text:style-name="P25"><text:bookmark text:name="_2et92p0"/><text:s text:c="5"/><text:span text:style-name="T14">January 2012 - <text:s/>July <text:s/>2012 </text:span></text:p>
            <text:p text:style-name="P2"><text:span text:style-name="T10"><text:s text:c="4"/></text:span><text:a xlink:type="simple" xlink:href="https://github.com/manuhg/ManuOS" text:style-name="ListLabel_20_11" text:visited-style-name="ListLabel_20_11"><text:span text:style-name="T6">github.com/manuhg/ManuOS</text:span></text:a></text:p>
            <text:p text:style-name="P2"><text:span text:style-name="T10"><text:s text:c="4"/></text:span><text:a xlink:type="simple" xlink:href="https://sourceforge.net/projects/manuos" text:style-name="ListLabel_20_11" text:visited-style-name="ListLabel_20_11"><text:span text:style-name="T6">sourceforge.net/projects/manuos</text:span></text:a></text:p>
            <text:p text:style-name="P2"><text:s text:c="4"/><text:span text:style-name="T3">My own 32 bit Operating System Kernel written from scratch in <text:s/></text:span></text:p>
            <text:p text:style-name="P4"><text:span text:style-name="T3"><text:s text:c="4"/>x86 assembly and C, with very basic abilities</text:span></text:p>
            <text:p text:style-name="P23"><text:bookmark text:name="_n4pahqc4lx0n"/>Websites developed</text:p>
            <text:p text:style-name="P24"><text:bookmark text:name="_k8u9rjvtl8w5"/><text:s text:c="4"/><text:span text:style-name="T4">React SPA with Firebase backend</text:span><text:span text:style-name="T19">- </text:span><text:a xlink:type="simple" xlink:href="https://agdial.in" text:style-name="ListLabel_20_13" text:visited-style-name="ListLabel_20_13"><text:span text:style-name="T8">agdial.in</text:span></text:a><text:span text:style-name="T14">, </text:span></text:p>
            <text:p text:style-name="P13"><text:span text:style-name="T11"><text:s text:c="3"/></text:span><text:span text:style-name="T3">Regular Websites with HTML &amp; CSS -</text:span><text:a xlink:type="simple" xlink:href="https://shramajeevi.com/" text:style-name="ListLabel_20_14" text:visited-style-name="ListLabel_20_14"><text:span text:style-name="T9"> </text:span></text:a></text:p>
            <text:p text:style-name="P13"><text:a xlink:type="simple" xlink:href="https://shramajeevi.com/" text:style-name="ListLabel_20_14" text:visited-style-name="ListLabel_20_14"><text:span text:style-name="T9">shramajeevi.com</text:span></text:a>, <text:span text:style-name="T14"><text:s/></text:span><text:a xlink:type="simple" xlink:href="https://gametseeds.com" text:style-name="ListLabel_20_14" text:visited-style-name="ListLabel_20_14"><text:span text:style-name="T9">gametseeds.com</text:span></text:a><text:span text:style-name="T14">, <text:s/></text:span><text:a xlink:type="simple" xlink:href="http://shramajeewiki.com/" text:style-name="ListLabel_20_14" text:visited-style-name="ListLabel_20_14"><text:span text:style-name="T9">shramajeewiki.com</text:span></text:a> </text:p>
            <text:p text:style-name="P19"><text:bookmark text:name="_iipicbyedrxa"/></text:p>
            <text:p text:style-name="P19"><text:bookmark text:name="_57elwif68kyk"/></text:p>
            <text:p text:style-name="P20"><text:bookmark text:name="_6hppufpn8ykb"/><draw:frame draw:style-name="fr1" draw:name="image2.png" text:anchor-type="as-char" svg:width="0.25in" svg:height="0.139in" draw:z-index="0"><draw:image xlink:href="Pictures/1000020100000318000001CB25FBEF84ED11D797.png" xlink:type="simple" xlink:show="embed" xlink:actuate="onLoad" loext:mime-type="image/png"/></draw:frame>EDUCATION</text:p>
            <text:p text:style-name="P15"/>
            <text:p text:style-name="P21"><text:bookmark text:name="_yscwmut467mn"/>Dr. Ambedkar Institute of Technology, <text:span text:style-name="T18">Bengaluru</text:span></text:p>
            <text:p text:style-name="P10"><text:s text:c="2"/>Bachelor of Computer Science &amp; Engineering <text:s/>(2015 - 2019)- CGPA -8.1</text:p>
            <text:p text:style-name="P21"><text:bookmark text:name="_srpppp85coow"/>PES PU College, <text:span text:style-name="T18">Bengaluru — II PUC</text:span></text:p>
            <text:p text:style-name="P10"><text:s text:c="2"/>Passed with <text:s/>85% , <text:s/>March 2015</text:p>
            <text:p text:style-name="P21"><text:bookmark text:name="_8fp6htt637c7"/>Shree Bharathi Vidyalaya, <text:span text:style-name="T18">Bengaluru —ICSE <text:s/></text:span><text:span text:style-name="T13">X std</text:span></text:p>
            <text:p text:style-name="P13"><text:s text:c="2"/>Passed with 87.9% , March 2013</text:p>
          </table:table-cell>
          <table:table-cell table:style-name="Table1.A1" office:value-type="string">
            <text:p text:style-name="P17"><text:bookmark text:name="_ca0awj8022e2"/><draw:frame draw:style-name="fr1" draw:name="image4.png" text:anchor-type="as-char" svg:width="0.2083in" svg:height="0.2083in" draw:z-index="0"><draw:image xlink:href="Pictures/100002010000033B00000334DFFA28AC499E384E.png" xlink:type="simple" xlink:show="embed" xlink:actuate="onLoad" loext:mime-type="image/png"/></draw:frame><text:span text:style-name="T16"><text:s/></text:span><text:span text:style-name="T20">SKILLS</text:span></text:p>
            <text:p text:style-name="P4"><text:span text:style-name="T1">Programming/Scripting Languages:</text:span></text:p>
            <text:p text:style-name="P4"><text:span text:style-name="T2">C, C++, java, Clojure, Python, Javascript, HTML &amp; CSS</text:span></text:p>
            <text:p text:style-name="P6"/>
            <text:p text:style-name="P4"><text:span text:style-name="T1">Frameworks/Libraries</text:span><text:span text:style-name="T2">: </text:span></text:p>
            <text:p text:style-name="P4"><text:span text:style-name="T2">Reactjs, Bootstrap</text:span></text:p>
            <text:p text:style-name="P7"/>
            <text:p text:style-name="P4"><text:span text:style-name="T1">Database</text:span><text:span text:style-name="T2">: MYSQL, Firestore</text:span></text:p>
            <text:p text:style-name="P7"/>
            <text:p text:style-name="P4"><text:span text:style-name="T1">Tools:</text:span></text:p>
            <text:p text:style-name="P4"><text:span text:style-name="T2">Emacs, Git, Nginx, Apache, Linux</text:span></text:p>
            <text:p text:style-name="P16"><text:bookmark text:name="_iak669pw2x39"/><draw:frame draw:style-name="fr1" draw:name="image3.png" text:anchor-type="as-char" svg:width="0.2264in" svg:height="0.2264in" draw:z-index="0"><draw:image xlink:href="Pictures/10000201000002BC000002BC71F557B75A8BE6E2.png" xlink:type="simple" xlink:show="embed" xlink:actuate="onLoad" loext:mime-type="image/png"/></draw:frame>OTHER ACTIVITIES</text:p>
            <text:p text:style-name="P8"><text:bookmark text:name="_kr0uelyy5ou"/></text:p>
            <text:p text:style-name="P4"><text:bookmark text:name="_xhgpf1ki3ift"/><text:span text:style-name="T5">Organiser for</text:span></text:p>
            <text:p text:style-name="P4"><text:bookmark text:name="_kui4fop4cw1u"/><text:span text:style-name="T5">Dr.AIT Mega Summit 2017 </text:span></text:p>
            <text:p text:style-name="P4"><text:bookmark text:name="_91tgxb46rxm0"/>30<text:span text:style-name="T21">th </text:span>March </text:p>
            <text:p text:style-name="P2"><text:span text:style-name="T5">Maker Faire Bengaluru 2017 </text:span></text:p>
            <text:p text:style-name="P4">17<text:span text:style-name="T21">th</text:span> and 18<text:span text:style-name="T21">th </text:span>Nov </text:p>
            <text:p text:style-name="P2"><text:span text:style-name="T5">Volunteer <text:s/>for </text:span></text:p>
            <text:p text:style-name="P4"><text:span text:style-name="T5">HasGeek 50p ‘18,</text:span> <text:span text:style-name="T5"><text:s/>Rootconf ‘18, <text:s/>AntHill Inside ‘18 and Fifth Elephant ‘18, JsFoo ‘18, Meta Refresh <text:s/>‘18</text:span></text:p>
            <text:p text:style-name="P1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Noto Sans Symbols1" svg:font-family="'Noto Sans Symbols'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style:font-name="Merriweather" fo:font-family="Merriweather" style:font-family-generic="roman" style:font-pitch="variable" fo:font-size="8pt" style:text-underline-style="none" fo:font-weight="normal" style:font-name-asian="Noto Sans Symbols1" style:font-family-asian="'Noto Sans Symbols'" style:font-family-generic-asian="system" style:font-pitch-asian="variable" style:font-weight-asian="bold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color="#000000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font-name="Open Sans" fo:font-family="'Open Sans'" style:font-family-generic="roman" style:font-pitch="variable" style:text-underline-style="solid" style:text-underline-width="auto" style:text-underline-color="font-color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2" style:display-name="ListLabel 12" style:family="text">
      <style:text-properties fo:color="#1155cc" style:text-underline-style="solid" style:text-underline-width="auto" style:text-underline-color="font-color"/>
    </style:style>
    <style:style style:name="ListLabel_20_13" style:display-name="ListLabel 13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ListLabel_20_14" style:display-name="ListLabel 14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4" meta:object-count="0" meta:page-count="1" meta:paragraph-count="61" meta:word-count="286" meta:character-count="2120" meta:non-whitespace-character-count="1766"/>
    <meta:generator>LibreOfficeDev/6.0.5.2$Linux_X86_64 LibreOffice_project/</meta:generator>
  </office:meta>
</office:document-meta>
</file>